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fortaa" svg:font-family="Comforta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style:font-name="Comfortaa" fo:font-weight="bold" officeooo:rsid="000e99e4" officeooo:paragraph-rsid="000e99e4" style:font-weight-asian="bold" style:font-weight-complex="bold"/>
    </style:style>
    <style:style style:name="P2" style:family="paragraph" style:parent-style-name="Subtitle">
      <style:text-properties style:font-name="Comfortaa" fo:font-size="16pt" fo:font-weight="bold" officeooo:rsid="000e99e4" officeooo:paragraph-rsid="000e99e4" style:font-size-asian="14pt" style:font-weight-asian="bold" style:font-size-complex="16pt" style:font-weight-complex="bold"/>
    </style:style>
    <style:style style:name="P3" style:family="paragraph" style:parent-style-name="Text_20_body">
      <style:text-properties style:font-name="Comfortaa" fo:font-size="16pt" fo:font-weight="bold" officeooo:rsid="000e99e4" officeooo:paragraph-rsid="000e99e4" style:font-size-asian="14pt" style:font-weight-asian="bold" style:font-size-complex="16pt" style:font-weight-complex="bold"/>
    </style:style>
    <style:style style:name="P4" style:family="paragraph" style:parent-style-name="Text_20_body">
      <style:text-properties style:font-name="Comfortaa" fo:font-size="16pt" fo:font-weight="bold" officeooo:rsid="000e99e4" officeooo:paragraph-rsid="000e99e4" style:font-size-asian="16pt" style:font-weight-asian="bold" style:font-size-complex="16pt" style:font-weight-complex="bold"/>
    </style:style>
    <style:style style:name="P5" style:family="paragraph" style:parent-style-name="Text_20_body">
      <style:text-properties style:font-name="Comfortaa" fo:font-size="14pt" fo:font-weight="bold" officeooo:rsid="000e99e4" officeooo:paragraph-rsid="000e99e4" style:font-size-asian="14pt" style:font-weight-asian="bold" style:font-size-complex="14pt" style:font-weight-complex="bold"/>
    </style:style>
    <style:style style:name="P6" style:family="paragraph" style:parent-style-name="Text_20_body" style:list-style-name="L2">
      <style:text-properties style:font-name="Comfortaa" fo:font-size="12pt" fo:font-weight="normal" officeooo:rsid="0011605e" officeooo:paragraph-rsid="0011605e" style:font-size-asian="10.5pt" style:font-weight-asian="normal" style:font-size-complex="12pt" style:font-weight-complex="normal"/>
    </style:style>
    <style:style style:name="P7" style:family="paragraph" style:parent-style-name="Text_20_body">
      <style:text-properties style:font-name="Comfortaa" fo:font-size="12pt" fo:font-weight="normal" officeooo:rsid="0011605e" officeooo:paragraph-rsid="0011605e" style:font-size-asian="10.5pt" style:font-weight-asian="normal" style:font-size-complex="12pt" style:font-weight-complex="normal"/>
    </style:style>
    <style:style style:name="P8" style:family="paragraph" style:parent-style-name="Text_20_body" style:list-style-name="L3">
      <style:text-properties style:font-name="Comfortaa" fo:font-size="12pt" fo:font-weight="normal" officeooo:rsid="0011605e" officeooo:paragraph-rsid="0011605e" style:font-size-asian="10.5pt" style:font-weight-asian="normal" style:font-size-complex="12pt" style:font-weight-complex="normal"/>
    </style:style>
    <style:style style:name="P9" style:family="paragraph" style:parent-style-name="Text_20_body" style:list-style-name="L5">
      <style:text-properties style:font-name="Comfortaa" fo:font-size="12pt" fo:font-weight="normal" officeooo:rsid="0011605e" officeooo:paragraph-rsid="0011605e" style:font-size-asian="10.5pt" style:font-weight-asian="normal" style:font-size-complex="12pt" style:font-weight-complex="normal"/>
    </style:style>
    <style:style style:name="P10" style:family="paragraph" style:parent-style-name="Text_20_body" style:list-style-name="L5">
      <style:text-properties style:font-name="Comfortaa" fo:font-size="12pt" fo:font-weight="normal" officeooo:rsid="0011605e" officeooo:paragraph-rsid="0014670b" style:font-size-asian="10.5pt" style:font-weight-asian="normal" style:font-size-complex="12pt" style:font-weight-complex="normal"/>
    </style:style>
    <style:style style:name="P11" style:family="paragraph" style:parent-style-name="Text_20_body">
      <style:text-properties style:font-name="Comfortaa" fo:font-size="12pt" fo:font-weight="normal" officeooo:rsid="0011605e" officeooo:paragraph-rsid="0014670b" style:font-size-asian="10.5pt" style:font-weight-asian="normal" style:font-size-complex="12pt" style:font-weight-complex="normal"/>
    </style:style>
    <style:style style:name="P12" style:family="paragraph" style:parent-style-name="Text_20_body" style:list-style-name="L5">
      <style:text-properties style:font-name="Comfortaa" fo:font-size="12pt" fo:font-weight="normal" officeooo:rsid="00135614" officeooo:paragraph-rsid="00135614" style:font-size-asian="10.5pt" style:font-weight-asian="normal" style:font-size-complex="12pt" style:font-weight-complex="normal"/>
    </style:style>
    <style:style style:name="P13" style:family="paragraph" style:parent-style-name="Text_20_body">
      <style:text-properties style:font-name="Comfortaa" fo:font-size="12pt" fo:font-weight="normal" officeooo:rsid="00135614" officeooo:paragraph-rsid="0014670b" style:font-size-asian="10.5pt" style:font-weight-asian="normal" style:font-size-complex="12pt" style:font-weight-complex="normal"/>
    </style:style>
    <style:style style:name="P14" style:family="paragraph" style:parent-style-name="Text_20_body" style:list-style-name="L12">
      <style:text-properties style:font-name="Comfortaa" fo:font-size="12pt" fo:font-weight="normal" officeooo:rsid="00135614" officeooo:paragraph-rsid="0014670b" style:font-size-asian="10.5pt" style:font-weight-asian="normal" style:font-size-complex="12pt" style:font-weight-complex="normal"/>
    </style:style>
    <style:style style:name="P15" style:family="paragraph" style:parent-style-name="Text_20_body" style:list-style-name="L7">
      <style:text-properties style:font-name="Comfortaa" fo:font-size="12pt" fo:font-weight="normal" officeooo:rsid="000e99e4" officeooo:paragraph-rsid="000e99e4" style:font-size-asian="10.5pt" style:font-weight-asian="normal" style:font-size-complex="12pt" style:font-weight-complex="normal"/>
    </style:style>
    <style:style style:name="P16" style:family="paragraph" style:parent-style-name="Text_20_body">
      <style:text-properties style:font-name="Comfortaa" fo:font-size="12pt" fo:font-weight="bold" officeooo:rsid="000e99e4" officeooo:paragraph-rsid="000e99e4" style:font-size-asian="12pt" style:font-weight-asian="bold" style:font-size-complex="12pt" style:font-weight-complex="bold"/>
    </style:style>
    <style:style style:name="P17" style:family="paragraph" style:parent-style-name="Text_20_body" style:list-style-name="L1">
      <style:text-properties officeooo:paragraph-rsid="0010ba1e"/>
    </style:style>
    <style:style style:name="P18" style:family="paragraph" style:parent-style-name="Text_20_body" style:list-style-name="L10">
      <style:text-properties officeooo:paragraph-rsid="0014670b"/>
    </style:style>
    <style:style style:name="P19" style:family="paragraph" style:parent-style-name="Text_20_body" style:list-style-name="L13">
      <style:text-properties fo:font-weight="normal" officeooo:paragraph-rsid="0014670b" style:font-weight-asian="normal" style:font-weight-complex="normal"/>
    </style:style>
    <style:style style:name="P20" style:family="paragraph" style:parent-style-name="Text_20_body" style:list-style-name="L13">
      <style:text-properties fo:font-weight="normal" officeooo:rsid="0014670b" officeooo:paragraph-rsid="0014670b" style:font-weight-asian="normal" style:font-weight-complex="normal"/>
    </style:style>
    <style:style style:name="P21" style:family="paragraph" style:parent-style-name="Text_20_body" style:list-style-name="L14">
      <style:text-properties fo:font-weight="normal" officeooo:rsid="0014670b" officeooo:paragraph-rsid="0014670b" style:font-weight-asian="normal" style:font-weight-complex="normal"/>
    </style:style>
    <style:style style:name="P22" style:family="paragraph" style:parent-style-name="Text_20_body">
      <style:text-properties fo:font-weight="normal" officeooo:rsid="0014670b" officeooo:paragraph-rsid="0014670b" style:font-weight-asian="normal" style:font-weight-complex="normal"/>
    </style:style>
    <style:style style:name="P23" style:family="paragraph" style:parent-style-name="Title">
      <style:text-properties style:font-name="Comfortaa" fo:font-size="22pt" officeooo:rsid="000e99e4" officeooo:paragraph-rsid="000e99e4" style:font-size-asian="22pt" style:font-size-complex="22pt"/>
    </style:style>
    <style:style style:name="T1" style:family="text">
      <style:text-properties style:font-name="Comfortaa" fo:font-size="12pt" fo:font-weight="normal" officeooo:rsid="000e99e4" style:font-size-asian="12pt" style:font-weight-asian="normal" style:font-size-complex="12pt" style:font-weight-complex="normal"/>
    </style:style>
    <style:style style:name="T2" style:family="text">
      <style:text-properties style:font-name="Comfortaa" fo:font-size="12pt" fo:font-weight="normal" officeooo:rsid="0010ba1e" style:font-size-asian="12pt" style:font-weight-asian="normal" style:font-size-complex="12pt" style:font-weight-complex="normal"/>
    </style:style>
    <style:style style:name="T3" style:family="text">
      <style:text-properties style:font-name="Comfortaa" fo:font-size="12pt" fo:font-weight="normal" officeooo:rsid="0011605e" style:font-size-asian="10.5pt" style:font-weight-asian="normal" style:font-size-complex="12pt" style:font-weight-complex="normal"/>
    </style:style>
    <style:style style:name="T4" style:family="text">
      <style:text-properties style:font-name="Comfortaa" fo:font-size="12pt" fo:font-weight="bold" officeooo:rsid="000e99e4" style:font-size-asian="12pt" style:font-weight-asian="bold" style:font-size-complex="12pt" style:font-weight-complex="bold"/>
    </style:style>
    <style:style style:name="T5" style:family="text">
      <style:text-properties style:font-name="Comfortaa" fo:font-size="12pt" style:font-size-asian="12pt" style:font-size-complex="12pt"/>
    </style:style>
    <style:style style:name="T6" style:family="text">
      <style:text-properties style:font-name="Comfortaa" fo:font-size="12pt" officeooo:rsid="000e99e4" style:font-size-asian="12pt" style:font-size-complex="12pt"/>
    </style:style>
    <style:style style:name="T7" style:family="text">
      <style:text-properties officeooo:rsid="0010ba1e"/>
    </style:style>
    <style:style style:name="T8" style:family="text">
      <style:text-properties fo:font-size="14pt" style:font-size-asian="12.25pt" style:font-size-complex="14pt"/>
    </style:style>
    <style:style style:name="T9" style:family="text">
      <style:text-properties fo:font-size="14pt" fo:font-weight="bold" style:font-size-asian="12.25pt" style:font-weight-asian="bold" style:font-size-complex="14pt" style:font-weight-complex="bold"/>
    </style:style>
    <style:style style:name="T10" style:family="text">
      <style:text-properties fo:font-size="14pt" fo:font-weight="bold" officeooo:rsid="0014670b" style:font-size-asian="12.25pt" style:font-weight-asian="bold" style:font-size-complex="14pt" style:font-weight-complex="bold"/>
    </style:style>
    <style:style style:name="T11" style:family="text">
      <style:text-properties fo:font-weight="normal" style:font-weight-asian="normal" style:font-weight-complex="normal"/>
    </style:style>
    <style:style style:name="T12" style:family="text">
      <style:text-properties officeooo:rsid="00135614"/>
    </style:style>
    <style:style style:name="T13" style:family="text">
      <style:text-properties officeooo:rsid="0014670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728in" fo:text-indent="-0.25in" fo:margin-left="0.7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78in" fo:text-indent="-0.25in" fo:margin-left="0.97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28in" fo:text-indent="-0.25in" fo:margin-left="1.2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78in" fo:text-indent="-0.25in" fo:margin-left="1.47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28in" fo:text-indent="-0.25in" fo:margin-left="1.7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78in" fo:text-indent="-0.25in" fo:margin-left="1.97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28in" fo:text-indent="-0.25in" fo:margin-left="2.2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78in" fo:text-indent="-0.25in" fo:margin-left="2.47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28in" fo:text-indent="-0.25in" fo:margin-left="2.7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78in" fo:text-indent="-0.25in" fo:margin-left="2.978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728in" fo:text-indent="-0.25in" fo:margin-left="0.7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78in" fo:text-indent="-0.25in" fo:margin-left="0.97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28in" fo:text-indent="-0.25in" fo:margin-left="1.2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78in" fo:text-indent="-0.25in" fo:margin-left="1.47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28in" fo:text-indent="-0.25in" fo:margin-left="1.7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78in" fo:text-indent="-0.25in" fo:margin-left="1.97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28in" fo:text-indent="-0.25in" fo:margin-left="2.2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78in" fo:text-indent="-0.25in" fo:margin-left="2.47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28in" fo:text-indent="-0.25in" fo:margin-left="2.7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78in" fo:text-indent="-0.25in" fo:margin-left="2.978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6709in" fo:text-indent="-0.25in" fo:margin-left="0.670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209in" fo:text-indent="-0.25in" fo:margin-left="0.920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709in" fo:text-indent="-0.25in" fo:margin-left="1.170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209in" fo:text-indent="-0.25in" fo:margin-left="1.420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709in" fo:text-indent="-0.25in" fo:margin-left="1.670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209in" fo:text-indent="-0.25in" fo:margin-left="1.920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709in" fo:text-indent="-0.25in" fo:margin-left="2.170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209in" fo:text-indent="-0.25in" fo:margin-left="2.420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709in" fo:text-indent="-0.25in" fo:margin-left="2.670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209in" fo:text-indent="-0.25in" fo:margin-left="2.9209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6709in" fo:text-indent="-0.25in" fo:margin-left="0.670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209in" fo:text-indent="-0.25in" fo:margin-left="0.920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709in" fo:text-indent="-0.25in" fo:margin-left="1.170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209in" fo:text-indent="-0.25in" fo:margin-left="1.420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709in" fo:text-indent="-0.25in" fo:margin-left="1.670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209in" fo:text-indent="-0.25in" fo:margin-left="1.920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709in" fo:text-indent="-0.25in" fo:margin-left="2.170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209in" fo:text-indent="-0.25in" fo:margin-left="2.420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709in" fo:text-indent="-0.25in" fo:margin-left="2.670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209in" fo:text-indent="-0.25in" fo:margin-left="2.9209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7445in" fo:text-indent="-0.25in" fo:margin-left="0.744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945in" fo:text-indent="-0.25in" fo:margin-left="0.994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445in" fo:text-indent="-0.25in" fo:margin-left="1.244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945in" fo:text-indent="-0.25in" fo:margin-left="1.494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445in" fo:text-indent="-0.25in" fo:margin-left="1.744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945in" fo:text-indent="-0.25in" fo:margin-left="1.994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445in" fo:text-indent="-0.25in" fo:margin-left="2.244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945in" fo:text-indent="-0.25in" fo:margin-left="2.494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445in" fo:text-indent="-0.25in" fo:margin-left="2.744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945in" fo:text-indent="-0.25in" fo:margin-left="2.994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8016in" fo:text-indent="-0.25in" fo:margin-left="0.801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516in" fo:text-indent="-0.25in" fo:margin-left="1.051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016in" fo:text-indent="-0.25in" fo:margin-left="1.301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516in" fo:text-indent="-0.25in" fo:margin-left="1.551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016in" fo:text-indent="-0.25in" fo:margin-left="1.801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516in" fo:text-indent="-0.25in" fo:margin-left="2.051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016in" fo:text-indent="-0.25in" fo:margin-left="2.301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516in" fo:text-indent="-0.25in" fo:margin-left="2.551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016in" fo:text-indent="-0.25in" fo:margin-left="2.801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516in" fo:text-indent="-0.25in" fo:margin-left="3.0516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7445in" fo:text-indent="-0.25in" fo:margin-left="0.744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945in" fo:text-indent="-0.25in" fo:margin-left="0.994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445in" fo:text-indent="-0.25in" fo:margin-left="1.244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945in" fo:text-indent="-0.25in" fo:margin-left="1.494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445in" fo:text-indent="-0.25in" fo:margin-left="1.744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945in" fo:text-indent="-0.25in" fo:margin-left="1.994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445in" fo:text-indent="-0.25in" fo:margin-left="2.244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945in" fo:text-indent="-0.25in" fo:margin-left="2.494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445in" fo:text-indent="-0.25in" fo:margin-left="2.744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945in" fo:text-indent="-0.25in" fo:margin-left="2.994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S3111 Introduction to Machine Learning</text:p>
      <text:p text:style-name="P1">Lab 01</text:p>
      <text:p text:style-name="P2">Perera M. D. B. 210465P</text:p>
      <text:p text:style-name="P3"/>
      <text:p text:style-name="P4">1. Introduction</text:p>
      <text:p text:style-name="P5"/>
      <text:list text:style-name="L1">
        <text:list-item>
          <text:p text:style-name="P17"><text:span text:style-name="T1">The purpose of this report is to document the development of a machine learning model for predicting loan default.</text:span></text:p>
        </text:list-item>
        <text:list-item>
          <text:p text:style-name="P17"><text:span text:style-name="T1">Loan default prediction is a critical task in the financial industry as it helps lenders assess the creditworthiness of borrowers and mitigate the risk of financial losses.</text:span></text:p>
        </text:list-item>
        <text:list-item>
          <text:p text:style-name="P17"><text:span text:style-name="T1">This report outlines the data preprocessing steps, feature engineering techniques, </text:span><text:span text:style-name="T2">feature</text:span><text:span text:style-name="T1"> selection, training, evaluation, and interpretability analysis using SHAP (SHapley Additive exPlanations).</text:span></text:p>
        </text:list-item>
      </text:list>
      <text:p text:style-name="P3"/>
      <text:p text:style-name="P4">2. Data <text:span text:style-name="T7">Clean</text:span>ing</text:p>
      <text:list text:style-name="L7">
        <text:list-item>
          <text:p text:style-name="P15">Data cleaning is an essential step in the data preprocessing pipeline to ensure the quality and integrity of the dataset.</text:p>
        </text:list-item>
      </text:list>
      <text:list text:style-name="L2">
        <text:list-item>
          <text:p text:style-name="P6">Data cleaning involves four crucial steps.</text:p>
        </text:list-item>
      </text:list>
      <text:list text:style-name="L3">
        <text:list-item>
          <text:list>
            <text:list-item>
              <text:p text:style-name="P8">Handling Missing Values</text:p>
            </text:list-item>
            <text:list-item>
              <text:p text:style-name="P8"><text:span text:style-name="T13">Detecting and Removing</text:span> Outliers</text:p>
            </text:list-item>
            <text:list-item>
              <text:p text:style-name="P8">Handling Rare Values</text:p>
            </text:list-item>
            <text:list-item>
              <text:p text:style-name="P8">Reducing Cardinality</text:p>
            </text:list-item>
          </text:list>
        </text:list-item>
      </text:list>
      <text:p text:style-name="P7"/>
      <text:p text:style-name="P11"><text:span text:style-name="T9"><text:s text:c="4"/>2.1 Handling Missing Values</text:span></text:p>
      <text:list text:style-name="L10">
        <text:list-item>
          <text:p text:style-name="P18"><text:span text:style-name="T3">Handling missing values is crucial to prevent biased model performance and inaccurate predictions.</text:span></text:p>
        </text:list-item>
      </text:list>
      <text:list text:style-name="L5">
        <text:list-item>
          <text:p text:style-name="P9">Before proceeding with any imputation or deletion, an initial assessment of missing values was conducted to identify columns with missing data.</text:p>
        </text:list-item>
        <text:list-item>
          <text:p text:style-name="P10"><text:soft-page-break/><text:span text:style-name="T13">Since a</text:span><text:span text:style-name="T12">lgorithms like </text:span>XGboost incorporate missing data treatment into its model building process, <text:span text:style-name="T12">we</text:span> don't need to do the step.</text:p>
        </text:list-item>
        <text:list-item>
          <text:p text:style-name="P12">However, I <text:span text:style-name="T13">d</text:span>rop<text:span text:style-name="T13">ped</text:span> the columns where more than 50% of the data is missing.</text:p>
        </text:list-item>
      </text:list>
      <text:p text:style-name="P13"><text:span text:style-name="T10"><text:s text:c="4"/>2.2 Detecting and Removing Outliers</text:span></text:p>
      <text:list text:style-name="L12">
        <text:list-item>
          <text:p text:style-name="P14"><text:span text:style-name="T13">I</text:span>t's more important to keep in mind that the business context should govern how <text:span text:style-name="T13">we</text:span> define and react to outliers.</text:p>
        </text:list-item>
      </text:list>
      <text:p text:style-name="P13"><text:span text:style-name="T10"><text:s text:c="3"/>2.3 Handling Rare Values</text:span></text:p>
      <text:p text:style-name="P13"><text:span text:style-name="T10"><text:s text:c="3"/>2.4 Reducing Cardinality</text:span></text:p>
      <text:p text:style-name="P13"><text:span text:style-name="T10"/></text:p>
      <text:p text:style-name="P3">3. Feature Engineering<text:span text:style-name="T11"/></text:p>
      <text:list text:style-name="L13">
        <text:list-item>
          <text:p text:style-name="P19"><text:span text:style-name="T6">Feature engineering is the process of creating new features or transforming existing features to improve the performance of a predictive model.</text:span></text:p>
        </text:list-item>
        <text:list-item>
          <text:p text:style-name="P20"><text:span text:style-name="T6">F</text:span><text:span text:style-name="T5">eature engineering involves five crucial steps.</text:span></text:p>
        </text:list-item>
      </text:list>
      <text:list text:style-name="L14">
        <text:list-item>
          <text:list>
            <text:list-item>
              <text:p text:style-name="P21"><text:span text:style-name="T5">Feature Scaling</text:span></text:p>
            </text:list-item>
            <text:list-item>
              <text:p text:style-name="P21"><text:span text:style-name="T5">Discretization</text:span></text:p>
            </text:list-item>
            <text:list-item>
              <text:p text:style-name="P21"><text:span text:style-name="T5">Feature Encoding</text:span></text:p>
            </text:list-item>
            <text:list-item>
              <text:p text:style-name="P21"><text:span text:style-name="T5">Feature transformation</text:span></text:p>
            </text:list-item>
            <text:list-item>
              <text:p text:style-name="P21"><text:span text:style-name="T5">Feature Generation</text:span></text:p>
            </text:list-item>
          </text:list>
        </text:list-item>
      </text:list>
      <text:p text:style-name="P22"><text:span text:style-name="T5"/></text:p>
      <text:p text:style-name="P22"><text:span text:style-name="T5"/></text:p>
      <text:p text:style-name="P16"/>
      <text:p text:style-name="P16">Feature selection based on importance scores: XGBoost classifier was used to select the most relevant features for predicting loan default. Features were selected based on their importance scores calculated by the XGBoost model. This ensures that the model focuses on the most informative features while discarding irrelevant ones.</text:p>
      <text:p text:style-name="P3">4. Model Selection, Training, and Evaluation</text:p>
      <text:p text:style-name="P3"/>
      <text:p text:style-name="P3">Model selection is an essential step in building a predictive model as it involves choosing the best algorithm for the <text:soft-page-break/>given task. In this project, the XGBoost classifier was selected due to its ability to handle tabular data and capture complex relationships in the data. The model was trained on the preprocessed dataset using the selected features and evaluated on a validation set using the accuracy metric.</text:p>
      <text:p text:style-name="P3"/>
      <text:p text:style-name="P3">5. Interpretability Analysis using SHAP</text:p>
      <text:p text:style-name="P3"/>
      <text:p text:style-name="P3">Interpretability is crucial for understanding how a machine learning model makes predictions and gaining insights into the underlying decision-making process. SHAP (SHapley Additive exPlanations) analysis was employed to explain the model's predictions and understand the contribution of each feature to the predicted outcomes. SHAP values provide explanations for individual predictions by quantifying the impact of each feature on the model output.</text:p>
      <text:p text:style-name="P3"/>
      <text:p text:style-name="P3">6. Conclusion</text:p>
      <text:p text:style-name="P3"/>
      <text:p text:style-name="P3">In conclusion, the developed loan default prediction model demonstrates promising performance in identifying potential defaulters. The preprocessing techniques, feature engineering methods, and model training procedures outlined in this report contribute to the development of a robust and interpretable machine learning model for loan default prediction. The SHAP analysis provides valuable insights into the factors <text:soft-page-break/>influencing loan default decisions, enabling lenders to make informed decisions and mitigate financial risks.</text:p>
      <text:p text:style-name="P3"/>
      <text:p text:style-name="P3">7. Future Directions</text:p>
      <text:p text:style-name="P3"/>
      <text:p text:style-name="P3">Future enhancements to the loan default prediction model could include exploring additional feature engineering techniques, experimenting with different machine learning algorithms, and incorporating domain knowledge to further improve predictive performance and interpretability. Additionally, ongoing monitoring and refinement of the model based on new data and feedback from stakeholders will ensure its effectiveness and relevance in real-world applic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fortaa" svg:font-family="Comforta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omfortaa" fo:font-family="Comfortaa"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3T12:47:16.197279674</meta:creation-date>
    <dc:date>2024-03-03T14:05:54.285009659</dc:date>
    <meta:editing-duration>PT1H18M37S</meta:editing-duration>
    <meta:editing-cycles>6</meta:editing-cycles>
    <meta:generator>LibreOffice/7.6.5.2$Linux_X86_64 LibreOffice_project/60$Build-2</meta:generator>
    <meta:document-statistic meta:table-count="0" meta:image-count="0" meta:object-count="0" meta:page-count="4" meta:paragraph-count="40" meta:word-count="604" meta:character-count="4150" meta:non-whitespace-character-count="3593"/>
  </office:meta>
</office:document-meta>
</file>